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8000" loext:opacity="100%" fo:font-size="40pt" fo:font-style="italic" fo:font-weight="bold" officeooo:rsid="001eb29c" officeooo:paragraph-rsid="001eb29c" style:font-size-asian="40pt" style:font-style-asian="italic" style:font-weight-asian="bold" style:font-size-complex="4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8000" loext:opacity="100%" fo:font-size="13pt" fo:font-style="normal" style:text-underline-style="none" fo:font-weight="normal" officeooo:rsid="001eb29c" officeooo:paragraph-rsid="001eb29c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eb29c" officeooo:paragraph-rsid="001eb29c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03d19" officeooo:paragraph-rsid="00203d19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03d19" officeooo:paragraph-rsid="00216200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11ea7" officeooo:paragraph-rsid="00203d19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11ea7" officeooo:paragraph-rsid="00211ea7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11ea7" officeooo:paragraph-rsid="00211ea7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11ea7"/>
    </style:style>
    <style:style style:name="T2" style:family="text">
      <style:text-properties officeooo:rsid="0021620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rsos App Web</text:p>
      <text:p text:style-name="P2"/>
      <text:p text:style-name="P2"/>
      <text:p text:style-name="P3">Descripción los recursos <text:s/>necessarios para poder implementar l’aplicación web.</text:p>
      <text:p text:style-name="P3"/>
      <text:p text:style-name="P3"/>
      <text:list text:style-name="L1">
        <text:list-item>
          <text:p text:style-name="P4">Servidor Web: <text:s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">Tipos de servidor</text:p>
                            </text:list-item>
                            <text:list-item>
                              <text:p text:style-name="P4">Configuración: <text:span text:style-name="T2">Linu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Bases de Dade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">Tipos de base dades: <text:span text:style-name="T2">SQ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/>Lenguages de programación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">Backend: Java</text:p>
                            </text:list-item>
                            <text:list-item>
                              <text:p text:style-name="P5">Frontend: HTML,CSS,JavaScrip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1">Herramientas de </text:span><text:span text:style-name="T2">desarrollo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Visual Studio Cod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Seguredad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Certificados SSL</text:p>
                            </text:list-item>
                            <text:list-item>
                              <text:p text:style-name="P7">Firewall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Gestión de codigo fuente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Repositorio GI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/>
        </text:list-item>
      </text:list>
      <text:p text:style-name="P8"/>
      <text:p text:style-name="P8">https://learn.microsoft.com/es-es/power-apps/developer/model-driven-apps/web-resourc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02:15.089950614</meta:creation-date>
    <dc:date>2024-09-20T13:00:38.026414097</dc:date>
    <meta:editing-duration>PT56S</meta:editing-duration>
    <meta:editing-cycles>1</meta:editing-cycles>
    <meta:document-statistic meta:table-count="0" meta:image-count="0" meta:object-count="0" meta:page-count="1" meta:paragraph-count="19" meta:word-count="67" meta:character-count="476" meta:non-whitespace-character-count="439"/>
    <meta:generator>LibreOffice/24.2.5.2$Linux_X86_64 LibreOffice_project/420$Build-2</meta:generator>
  </office:meta>
</office:document-meta>
</file>